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998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5cm" fo:min-width="1.2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2.385cm"/>
    </style:style>
    <style:style style:name="gr7" style:family="graphic" style:parent-style-name="standard">
      <style:graphic-properties draw:stroke="none" draw:fill="none" fo:min-height="1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1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6pt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16pt" fo:font-weight="bold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58cm" svg:height="1.827cm" svg:x="6.687cm" svg:y="7.178cm">
          <draw:text-box>
            <text:p text:style-name="P1"><text:span text:style-name="T1">E <text:s text:c="13"/></text:span></text:p>
            <text:p text:style-name="P1"><text:span text:style-name="T2"/></text:p>
            <text:p text:style-name="P1"><text:span text:style-name="T2">I <text:s text:c="3"/></text:span></text:p>
            <text:p text:style-name="P1"><text:span text:style-name="T2">если <text:s text:c="2"/>было можно</text:span></text:p>
          </draw:text-box>
        </draw:frame>
        <draw:frame draw:style-name="gr2" draw:text-style-name="P3" draw:id="id2" draw:layer="layout" svg:width="1.967cm" svg:height="1.039cm" svg:x="3.678cm" svg:y="4.983cm">
          <draw:text-box>
            <text:p text:style-name="P1"><text:span text:style-name="T2">O</text:span></text:p>
            <text:p text:style-name="P1"><text:span text:style-name="T2">приговор</text:span></text:p>
          </draw:text-box>
        </draw:frame>
        <draw:frame draw:style-name="gr3" draw:text-style-name="P4" draw:layer="layout" svg:width="13.803cm" svg:height="1.822cm" svg:x="0.638cm" svg:y="0.118cm">
          <draw:text-box>
            <text:p><text:span text:style-name="T3">Eсли применительно к первому делу Ходорковского и Лебедева можно было </text:span></text:p>
            <text:p><text:span text:style-name="T3">говорить об избирательном применении закона, то приговор Хамовнического </text:span></text:p>
            <text:p><text:span text:style-name="T3">суда – это уже избирательное применение беззакония</text:span></text:p>
          </draw:text-box>
        </draw:frame>
        <draw:line draw:style-name="gr4" draw:text-style-name="P1" draw:layer="layout" svg:x1="7.048cm" svg:y1="7.992cm" svg:x2="8.548cm" svg:y2="7.992cm">
          <text:p/>
        </draw:line>
        <draw:line draw:style-name="gr4" draw:text-style-name="P1" draw:layer="layout" svg:x1="7.849cm" svg:y1="8.779cm" svg:x2="7.848cm" svg:y2="7.992cm">
          <text:p/>
        </draw:line>
        <draw:line draw:style-name="gr4" draw:text-style-name="P1" draw:layer="layout" svg:x1="7.848cm" svg:y1="8.78cm" svg:x2="7.628cm" svg:y2="8.992cm">
          <text:p/>
        </draw:line>
        <draw:line draw:style-name="gr4" draw:text-style-name="P1" draw:layer="layout" svg:x1="8.553cm" svg:y1="7.98cm" svg:x2="8.648cm" svg:y2="7.866cm">
          <text:p/>
        </draw:line>
        <draw:line draw:style-name="gr4" draw:text-style-name="P1" draw:layer="layout" svg:x1="6.954cm" svg:y1="8.08cm" svg:x2="7.049cm" svg:y2="7.966cm">
          <text:p/>
        </draw:line>
        <draw:line draw:style-name="gr4" draw:text-style-name="P1" draw:layer="layout" svg:x1="7.282cm" svg:y1="7.885cm" svg:x2="8.386cm" svg:y2="7.885cm">
          <text:p/>
        </draw:line>
        <draw:line draw:style-name="gr4" draw:text-style-name="P1" draw:layer="layout" svg:x1="4.475cm" svg:y1="6.052cm" svg:x2="2.75cm" svg:y2="6.862cm">
          <text:p/>
        </draw:line>
        <draw:frame draw:style-name="gr1" draw:text-style-name="P2" draw:layer="layout" svg:width="1.786cm" svg:height="1.59cm" svg:x="1.633cm" svg:y="6.752cm">
          <draw:text-box>
            <text:p text:style-name="P1"><text:span text:style-name="T1"><text:s text:c="4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 text:style-name="P1"><text:span text:style-name="T2">суд <text:s/>-а</text:span></text:p>
          </draw:text-box>
        </draw:frame>
        <draw:line draw:style-name="gr4" draw:text-style-name="P1" draw:layer="layout" svg:x1="1.763cm" svg:y1="7.337cm" svg:x2="3.263cm" svg:y2="7.337cm">
          <text:p/>
        </draw:line>
        <draw:line draw:style-name="gr4" draw:text-style-name="P1" draw:layer="layout" svg:x1="2.564cm" svg:y1="8.124cm" svg:x2="2.563cm" svg:y2="7.337cm">
          <text:p/>
        </draw:line>
        <draw:line draw:style-name="gr4" draw:text-style-name="P1" draw:layer="layout" svg:x1="2.763cm" svg:y1="8.337cm" svg:x2="2.543cm" svg:y2="8.125cm">
          <text:p/>
        </draw:line>
        <draw:line draw:style-name="gr4" draw:text-style-name="P1" draw:layer="layout" svg:x1="3.268cm" svg:y1="7.325cm" svg:x2="3.363cm" svg:y2="7.211cm">
          <text:p/>
        </draw:line>
        <draw:line draw:style-name="gr4" draw:text-style-name="P1" draw:layer="layout" svg:x1="1.669cm" svg:y1="7.425cm" svg:x2="1.764cm" svg:y2="7.311cm">
          <text:p/>
        </draw:line>
        <draw:frame draw:style-name="gr1" draw:text-style-name="P2" draw:layer="layout" svg:width="3.821cm" svg:height="1.59cm" svg:x="0.133cm" svg:y="9.352cm">
          <draw:text-box>
            <text:p text:style-name="P1"><text:span text:style-name="T1"><text:s text:c="3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4" draw:text-style-name="P1" draw:layer="layout" svg:x1="1.463cm" svg:y1="9.937cm" svg:x2="2.963cm" svg:y2="9.937cm">
          <text:p/>
        </draw:line>
        <draw:line draw:style-name="gr4" draw:text-style-name="P1" draw:layer="layout" svg:x1="2.264cm" svg:y1="10.724cm" svg:x2="2.263cm" svg:y2="9.937cm">
          <text:p/>
        </draw:line>
        <draw:line draw:style-name="gr4" draw:text-style-name="P1" draw:layer="layout" svg:x1="2.463cm" svg:y1="10.937cm" svg:x2="2.243cm" svg:y2="10.725cm">
          <text:p/>
        </draw:line>
        <draw:line draw:style-name="gr4" draw:text-style-name="P1" draw:layer="layout" svg:x1="2.968cm" svg:y1="9.925cm" svg:x2="3.063cm" svg:y2="9.811cm">
          <text:p/>
        </draw:line>
        <draw:line draw:style-name="gr4" draw:text-style-name="P1" draw:layer="layout" svg:x1="1.369cm" svg:y1="10.025cm" svg:x2="1.464cm" svg:y2="9.911cm">
          <text:p/>
        </draw:line>
        <draw:line draw:style-name="gr4" draw:text-style-name="P1" draw:layer="layout" svg:x1="2.165cm" svg:y1="9.282cm" svg:x2="2.155cm" svg:y2="8.541cm">
          <text:p/>
        </draw:line>
        <draw:frame draw:style-name="gr5" draw:text-style-name="P2" draw:layer="layout" svg:width="3.135cm" svg:height="0.645cm" svg:x="6.845cm" svg:y="2.287cm">
          <draw:text-box>
            <text:p text:style-name="P1"><text:span text:style-name="T2">то <text:s text:c="2"/>применение</text:span></text:p>
          </draw:text-box>
        </draw:frame>
        <draw:line draw:style-name="gr4" draw:text-style-name="P1" draw:layer="layout" svg:x1="9.791cm" svg:y1="3.799cm" svg:x2="8.892cm" svg:y2="2.919cm">
          <text:p/>
        </draw:line>
        <draw:frame draw:style-name="gr6" draw:text-style-name="P2" draw:layer="layout" svg:width="2.885cm" svg:height="1.59cm" svg:x="10.985cm" svg:y="3.688cm">
          <draw:text-box>
            <text:p text:style-name="P1"><text:span text:style-name="T1"><text:s text:c="17"/></text:span><text:span text:style-name="T1">A</text:span></text:p>
            <text:p text:style-name="P1"><text:span text:style-name="T4"/></text:p>
            <text:p text:style-name="P1"><text:span text:style-name="T2"><text:s text:c="10"/></text:span><text:span text:style-name="T2">O</text:span></text:p>
            <text:p text:style-name="P1"><text:span text:style-name="T2">беззакониe <text:s/>-я</text:span></text:p>
          </draw:text-box>
        </draw:frame>
        <draw:line draw:style-name="gr4" draw:text-style-name="P1" draw:layer="layout" svg:x1="12.338cm" svg:y1="4.307cm" svg:x2="13.838cm" svg:y2="4.307cm">
          <text:p/>
        </draw:line>
        <draw:line draw:style-name="gr4" draw:text-style-name="P1" draw:layer="layout" svg:x1="13.139cm" svg:y1="5.094cm" svg:x2="13.138cm" svg:y2="4.307cm">
          <text:p/>
        </draw:line>
        <draw:line draw:style-name="gr4" draw:text-style-name="P1" draw:layer="layout" svg:x1="13.338cm" svg:y1="5.307cm" svg:x2="13.118cm" svg:y2="5.095cm">
          <text:p/>
        </draw:line>
        <draw:line draw:style-name="gr4" draw:text-style-name="P1" draw:layer="layout" svg:x1="13.843cm" svg:y1="4.295cm" svg:x2="13.938cm" svg:y2="4.181cm">
          <text:p/>
        </draw:line>
        <draw:line draw:style-name="gr4" draw:text-style-name="P1" draw:layer="layout" svg:x1="12.244cm" svg:y1="4.395cm" svg:x2="12.339cm" svg:y2="4.281cm">
          <text:p/>
        </draw:line>
        <draw:frame draw:style-name="gr7" draw:text-style-name="P6" draw:layer="layout" svg:width="3.652cm" svg:height="1.693cm" svg:x="6.141cm" svg:y="8.988cm">
          <draw:text-box>
            <text:p text:style-name="P5"><text:span text:style-name="T5"/></text:p>
            <text:p text:style-name="P5"><text:span text:style-name="T6"/></text:p>
          </draw:text-box>
        </draw:frame>
        <draw:line draw:style-name="gr4" draw:text-style-name="P1" draw:layer="layout" svg:x1="8.888cm" svg:y1="2.929cm" svg:x2="12.998cm" svg:y2="3.879cm">
          <text:p/>
        </draw:line>
        <draw:frame draw:style-name="gr8" draw:text-style-name="P3" draw:layer="layout" svg:width="2.94cm" svg:height="1.039cm" svg:x="8.624cm" svg:y="3.48cm">
          <draw:text-box>
            <text:p text:style-name="P1"><text:span text:style-name="T2">A</text:span></text:p>
            <text:p text:style-name="P1"><text:span text:style-name="T2">избирательное</text:span></text:p>
          </draw:text-box>
        </draw:frame>
        <draw:line draw:style-name="gr4" draw:text-style-name="P1" draw:layer="layout" svg:x1="8.311cm" svg:y1="9.55cm" svg:x2="8.31cm" svg:y2="8.902cm">
          <text:p/>
        </draw:line>
        <draw:frame draw:style-name="gr1" draw:text-style-name="P2" draw:layer="layout" svg:width="2.394cm" svg:height="1.59cm" svg:x="7.604cm" svg:y="9.499cm">
          <draw:text-box>
            <text:p text:style-name="P1"><text:span text:style-name="T1">O <text:s text:c="9"/></text:span></text:p>
            <text:p text:style-name="P1"><text:span text:style-name="T4"/></text:p>
            <text:p text:style-name="P1"><text:span text:style-name="T2">I <text:s text:c="4"/></text:span></text:p>
            <text:p text:style-name="P1"><text:span text:style-name="T2">Ø <text:s/>говорить</text:span></text:p>
          </draw:text-box>
        </draw:frame>
        <draw:line draw:style-name="gr4" draw:text-style-name="P1" draw:layer="layout" svg:x1="7.434cm" svg:y1="10.084cm" svg:x2="8.934cm" svg:y2="10.084cm">
          <text:p/>
        </draw:line>
        <draw:line draw:style-name="gr4" draw:text-style-name="P1" draw:layer="layout" svg:x1="8.235cm" svg:y1="10.871cm" svg:x2="8.234cm" svg:y2="10.084cm">
          <text:p/>
        </draw:line>
        <draw:line draw:style-name="gr4" draw:text-style-name="P1" draw:layer="layout" svg:x1="8.234cm" svg:y1="10.872cm" svg:x2="8.014cm" svg:y2="11.084cm">
          <text:p/>
        </draw:line>
        <draw:line draw:style-name="gr4" draw:text-style-name="P1" draw:layer="layout" svg:x1="8.939cm" svg:y1="10.072cm" svg:x2="9.034cm" svg:y2="9.958cm">
          <text:p/>
        </draw:line>
        <draw:line draw:style-name="gr4" draw:text-style-name="P1" draw:layer="layout" svg:x1="7.34cm" svg:y1="10.172cm" svg:x2="7.435cm" svg:y2="10.058cm">
          <text:p/>
        </draw:line>
        <draw:frame draw:style-name="gr9" draw:text-style-name="P3" draw:layer="layout" svg:width="2.987cm" svg:height="1.104cm" svg:x="5.296cm" svg:y="12.102cm">
          <draw:text-box>
            <text:p text:style-name="P1"><text:span text:style-name="T2">O <text:s text:c="9"/></text:span></text:p>
            <text:p text:style-name="P1"><text:span text:style-name="T2">об применении</text:span></text:p>
          </draw:text-box>
        </draw:frame>
        <draw:line draw:style-name="gr4" draw:text-style-name="P1" draw:layer="layout" svg:x1="7.795cm" svg:y1="11.475cm" svg:x2="6.333cm" svg:y2="12.187cm">
          <text:p/>
        </draw:line>
        <draw:frame draw:style-name="gr8" draw:text-style-name="P3" draw:layer="layout" svg:width="2.987cm" svg:height="1.039cm" svg:x="5.983cm" svg:y="14.517cm">
          <draw:text-box>
            <text:p text:style-name="P1"><text:span text:style-name="T2">A</text:span></text:p>
            <text:p text:style-name="P1"><text:span text:style-name="T2">избирательном</text:span></text:p>
          </draw:text-box>
        </draw:frame>
        <draw:line draw:style-name="gr4" draw:text-style-name="P1" draw:layer="layout" svg:x1="5.194cm" svg:y1="14.597cm" svg:x2="6.322cm" svg:y2="13.168cm">
          <text:p/>
        </draw:line>
        <draw:line draw:style-name="gr4" draw:text-style-name="P1" draw:layer="layout" svg:x1="6.328cm" svg:y1="13.168cm" svg:x2="7.456cm" svg:y2="14.597cm">
          <text:p/>
        </draw:line>
        <draw:frame draw:style-name="gr10" draw:text-style-name="P2" draw:layer="layout" svg:width="0.75cm" svg:height="0.756cm" svg:x="4.722cm" svg:y="14.522cm">
          <draw:text-box>
            <text:p text:style-name="P1"><text:span text:style-name="T1">A</text:span></text:p>
          </draw:text-box>
        </draw:frame>
        <draw:line draw:style-name="gr4" draw:text-style-name="P1" draw:layer="layout" svg:x1="4.481cm" svg:y1="15.128cm" svg:x2="5.981cm" svg:y2="15.128cm">
          <text:p/>
        </draw:line>
        <draw:line draw:style-name="gr4" draw:text-style-name="P1" draw:layer="layout" svg:x1="5.282cm" svg:y1="15.915cm" svg:x2="5.281cm" svg:y2="15.128cm">
          <text:p/>
        </draw:line>
        <draw:line draw:style-name="gr4" draw:text-style-name="P1" draw:layer="layout" svg:x1="5.481cm" svg:y1="16.128cm" svg:x2="5.261cm" svg:y2="15.916cm">
          <text:p/>
        </draw:line>
        <draw:line draw:style-name="gr4" draw:text-style-name="P1" draw:layer="layout" svg:x1="5.986cm" svg:y1="15.116cm" svg:x2="6.081cm" svg:y2="15.002cm">
          <text:p/>
        </draw:line>
        <draw:line draw:style-name="gr4" draw:text-style-name="P1" draw:layer="layout" svg:x1="4.387cm" svg:y1="15.216cm" svg:x2="4.482cm" svg:y2="15.102cm">
          <text:p/>
        </draw:line>
        <draw:frame draw:style-name="gr8" draw:text-style-name="P3" draw:layer="layout" svg:width="3.021cm" svg:height="1.039cm" svg:x="10.068cm" svg:y="9.568cm">
          <draw:text-box>
            <text:p text:style-name="P1"><text:span text:style-name="T2">E <text:s text:c="16"/></text:span></text:p>
            <text:p text:style-name="P1"><text:span text:style-name="T2">применительно</text:span></text:p>
          </draw:text-box>
        </draw:frame>
        <draw:line draw:style-name="gr4" draw:text-style-name="P1" draw:layer="layout" svg:x1="10.52cm" svg:y1="9.573cm" svg:x2="8.32cm" svg:y2="8.905cm">
          <text:p/>
        </draw:line>
        <draw:line draw:style-name="gr4" draw:text-style-name="P1" draw:layer="layout" svg:x1="9.997cm" svg:y1="12.864cm" svg:x2="11.497cm" svg:y2="12.864cm">
          <text:p/>
        </draw:line>
        <draw:line draw:style-name="gr4" draw:text-style-name="P1" draw:layer="layout" svg:x1="10.798cm" svg:y1="13.651cm" svg:x2="10.797cm" svg:y2="12.864cm">
          <text:p/>
        </draw:line>
        <draw:line draw:style-name="gr4" draw:text-style-name="P1" draw:layer="layout" svg:x1="10.797cm" svg:y1="13.652cm" svg:x2="10.577cm" svg:y2="13.864cm">
          <text:p/>
        </draw:line>
        <draw:line draw:style-name="gr4" draw:text-style-name="P1" draw:layer="layout" svg:x1="11.502cm" svg:y1="12.852cm" svg:x2="11.597cm" svg:y2="12.738cm">
          <text:p/>
        </draw:line>
        <draw:line draw:style-name="gr4" draw:text-style-name="P1" draw:layer="layout" svg:x1="9.903cm" svg:y1="12.952cm" svg:x2="9.998cm" svg:y2="12.838cm">
          <text:p/>
        </draw:line>
        <draw:frame draw:style-name="gr11" draw:text-style-name="P2" draw:layer="layout" svg:width="1.975cm" svg:height="1.624cm" svg:x="9.959cm" svg:y="12.189cm">
          <draw:text-box>
            <text:p text:style-name="P1"><text:span text:style-name="T2"><text:s/></text:span><text:span text:style-name="T1"><text:s text:c="3"/></text:span><text:span text:style-name="T1">E <text:s text:c="6"/></text:span></text:p>
            <text:p text:style-name="P1"><text:span text:style-name="T4"/></text:p>
            <text:p text:style-name="P1"><text:span text:style-name="T2">к <text:s text:c="2"/>O <text:s/></text:span></text:p>
            <text:p text:style-name="P1"><text:span text:style-name="T2"><text:s text:c="2"/></text:span><text:span text:style-name="T2">-у <text:s/>дело</text:span></text:p>
          </draw:text-box>
        </draw:frame>
        <draw:line draw:style-name="gr4" draw:text-style-name="P1" draw:layer="layout" svg:x1="10.808cm" svg:y1="12.356cm" svg:x2="10.84cm" svg:y2="10.533cm">
          <text:p/>
        </draw:line>
        <draw:line draw:style-name="gr4" draw:text-style-name="P1" draw:layer="layout" svg:x1="10.094cm" svg:y1="15.198cm" svg:x2="11.222cm" svg:y2="13.769cm">
          <text:p/>
        </draw:line>
        <draw:line draw:style-name="gr4" draw:text-style-name="P1" draw:layer="layout" svg:x1="11.228cm" svg:y1="13.769cm" svg:x2="12.356cm" svg:y2="15.198cm">
          <text:p/>
        </draw:line>
        <draw:frame draw:style-name="gr12" draw:text-style-name="P3" draw:layer="layout" svg:width="1.882cm" svg:height="1.039cm" svg:x="11.483cm" svg:y="15.256cm">
          <draw:text-box>
            <text:p text:style-name="P1"><text:span text:style-name="T2">A</text:span></text:p>
            <text:p text:style-name="P1"><text:span text:style-name="T2">первому</text:span></text:p>
          </draw:text-box>
        </draw:frame>
        <draw:line draw:style-name="gr4" draw:text-style-name="P1" draw:layer="layout" svg:x1="11.598cm" svg:y1="16.776cm" svg:x2="10.05cm" svg:y2="15.46cm">
          <text:p/>
        </draw:line>
        <draw:line draw:style-name="gr4" draw:text-style-name="P1" draw:layer="layout" svg:x1="8.328cm" svg:y1="16.711cm" svg:x2="10.059cm" svg:y2="15.464cm">
          <text:p/>
        </draw:line>
        <draw:line draw:style-name="gr4" draw:text-style-name="P1" draw:layer="layout" svg:x1="9.7cm" svg:y1="17.402cm" svg:x2="9.2cm" svg:y2="17.402cm">
          <text:p/>
        </draw:line>
        <draw:line draw:style-name="gr4" draw:text-style-name="P1" draw:layer="layout" svg:x1="10.8cm" svg:y1="17.402cm" svg:x2="10.2cm" svg:y2="17.402cm">
          <text:p/>
        </draw:line>
        <draw:frame draw:style-name="gr13" draw:text-style-name="P3" draw:layer="layout" svg:width="0.697cm" svg:height="1.039cm" svg:x="9.6cm" svg:y="16.857cm">
          <draw:text-box>
            <text:p text:style-name="P1"><text:span text:style-name="T2"><text:s/></text:span><text:span text:style-name="T2">j</text:span></text:p>
            <text:p text:style-name="P1"><text:span text:style-name="T2">и</text:span></text:p>
          </draw:text-box>
        </draw:frame>
        <draw:frame draw:style-name="gr13" draw:layer="layout" svg:width="1.404cm" svg:height="0.645cm" svg:x="4.028cm" svg:y="15.568cm">
          <draw:text-box>
            <text:p><text:span text:style-name="T2">закон</text:span></text:p>
          </draw:text-box>
        </draw:frame>
        <draw:frame draw:style-name="gr13" draw:layer="layout" svg:width="0.815cm" svg:height="0.645cm" svg:x="5.228cm" svg:y="15.568cm">
          <draw:text-box>
            <text:p><text:span text:style-name="T2">-а</text:span></text:p>
          </draw:text-box>
        </draw:frame>
        <draw:frame draw:style-name="gr10" draw:text-style-name="P2" draw:layer="layout" svg:width="0.777cm" svg:height="0.756cm" svg:x="4.522cm" svg:y="15.222cm">
          <draw:text-box>
            <text:p text:style-name="P1"><text:span text:style-name="T1">О</text:span></text:p>
          </draw:text-box>
        </draw:frame>
        <draw:frame draw:style-name="gr14" draw:text-style-name="P2" draw:layer="layout" svg:width="0.777cm" svg:height="0.758cm" svg:x="8.302cm" svg:y="1.905cm">
          <draw:text-box>
            <text:p text:style-name="P1"><text:span text:style-name="T2">O</text:span></text:p>
          </draw:text-box>
        </draw:frame>
        <draw:frame draw:style-name="gr8" draw:text-style-name="P3" draw:layer="layout" svg:width="1.116cm" svg:height="1.039cm" svg:x="8.359cm" svg:y="4.869cm">
          <draw:text-box>
            <text:p text:style-name="P1"><text:span text:style-name="T2">E</text:span></text:p>
            <text:p text:style-name="P1"><text:span text:style-name="T2">уже</text:span></text:p>
          </draw:text-box>
        </draw:frame>
        <draw:line draw:style-name="gr4" draw:text-style-name="P1" draw:layer="layout" svg:x1="8.759cm" svg:y1="4.752cm" svg:x2="8.272cm" svg:y2="2.774cm">
          <text:p/>
        </draw:line>
        <draw:frame draw:style-name="gr15" draw:text-style-name="P3" draw:id="id1" draw:layer="layout" svg:width="1.023cm" svg:height="1.039cm" svg:x="6.535cm" svg:y="4.877cm">
          <draw:text-box>
            <text:p text:style-name="P1"><text:span text:style-name="T2">O</text:span></text:p>
            <text:p text:style-name="P1"><text:span text:style-name="T2">это</text:span></text:p>
          </draw:text-box>
        </draw:frame>
        <draw:line draw:style-name="gr4" draw:text-style-name="P1" draw:layer="layout" svg:x1="7.372cm" svg:y1="4.098cm" svg:x2="13.9cm" svg:y2="6.371cm">
          <text:p/>
        </draw:line>
        <draw:line draw:style-name="gr4" draw:text-style-name="P1" draw:layer="layout" svg:x1="8.412cm" svg:y1="1.804cm" svg:x2="14.591cm" svg:y2="3.93cm">
          <text:p/>
        </draw:line>
        <draw:path draw:style-name="gr16" draw:text-style-name="P1" draw:layer="layout" svg:width="1.631cm" svg:height="1.942cm" draw:transform="rotate (0.422718744832947) translate (13.1030408632523cm 4.59933975028874cm)" svg:viewBox="0 0 1632 1943" svg:d="m0 21082c1377 0 1632-1942 1632-1942l-56 59">
          <text:p/>
        </draw:path>
        <draw:path draw:style-name="gr16" draw:text-style-name="P1" draw:layer="layout" svg:width="1.987cm" svg:height="1.544cm" draw:transform="rotate (1.79960899173101) translate (7.38cm 4.082cm)" svg:viewBox="0 0 1988 1545" svg:d="m0 12524c1583 0 1988 1545 1988 1545">
          <text:p/>
        </draw:path>
        <draw:line draw:style-name="gr4" draw:text-style-name="P1" draw:layer="layout" svg:x1="7.141cm" svg:y1="4.778cm" svg:x2="8.273cm" svg:y2="2.775cm">
          <text:p/>
        </draw:line>
        <draw:line draw:style-name="gr4" draw:text-style-name="P1" draw:layer="layout" svg:x1="6.705cm" svg:y1="5.395cm" svg:x2="5.009cm" svg:y2="5.394cm">
          <text:p/>
        </draw:line>
        <draw:line draw:style-name="gr4" draw:text-style-name="P1" draw:layer="layout" svg:x1="7.835cm" svg:y1="7.218cm" svg:x2="8.273cm" svg:y2="2.774cm">
          <text:p/>
        </draw:line>
        <draw:connector draw:style-name="gr17" draw:text-style-name="P1" draw:layer="layout" draw:type="curve" svg:x1="7.046cm" svg:y1="4.877cm" svg:x2="4.661cm" svg:y2="4.983cm" draw:start-shape="id1" draw:start-glue-point="0" draw:end-shape="id2" draw:end-glue-point="0" svg:d="m7046 4877c0-751-2385-804-2385 106">
          <text:p/>
        </draw:connector>
        <draw:frame draw:style-name="gr10" draw:text-style-name="P2" draw:layer="layout" svg:width="0.75cm" svg:height="0.756cm" svg:x="6.822cm" svg:y="4.122cm">
          <draw:text-box>
            <text:p text:style-name="P1"><text:span text:style-name="T1">1</text:span></text:p>
          </draw:text-box>
        </draw:frame>
        <draw:frame draw:style-name="gr10" draw:text-style-name="P2" draw:layer="layout" svg:width="0.75cm" svg:height="0.756cm" svg:x="7.722cm" svg:y="9.022cm">
          <draw:text-box>
            <text:p text:style-name="P1"><text:span text:style-name="T1">2</text:span></text:p>
          </draw:text-box>
        </draw:frame>
        <draw:line draw:style-name="gr4" draw:text-style-name="P1" draw:layer="layout" svg:x1="7.428cm" svg:y1="17.283cm" svg:x2="8.928cm" svg:y2="17.283cm">
          <text:p/>
        </draw:line>
        <draw:line draw:style-name="gr4" draw:text-style-name="P1" draw:layer="layout" svg:x1="8.229cm" svg:y1="18.07cm" svg:x2="8.228cm" svg:y2="17.283cm">
          <text:p/>
        </draw:line>
        <draw:line draw:style-name="gr4" draw:text-style-name="P1" draw:layer="layout" svg:x1="8.448cm" svg:y1="18.283cm" svg:x2="8.228cm" svg:y2="18.071cm">
          <text:p/>
        </draw:line>
        <draw:line draw:style-name="gr4" draw:text-style-name="P1" draw:layer="layout" svg:x1="8.928cm" svg:y1="17.284cm" svg:x2="9.023cm" svg:y2="17.17cm">
          <text:p/>
        </draw:line>
        <draw:line draw:style-name="gr4" draw:text-style-name="P1" draw:layer="layout" svg:x1="7.337cm" svg:y1="17.396cm" svg:x2="7.432cm" svg:y2="17.282cm">
          <text:p/>
        </draw:line>
        <draw:line draw:style-name="gr4" draw:text-style-name="P1" draw:layer="layout" svg:x1="10.928cm" svg:y1="17.284cm" svg:x2="12.428cm" svg:y2="17.284cm">
          <text:p/>
        </draw:line>
        <draw:line draw:style-name="gr4" draw:text-style-name="P1" draw:layer="layout" svg:x1="11.729cm" svg:y1="18.071cm" svg:x2="11.728cm" svg:y2="17.284cm">
          <text:p/>
        </draw:line>
        <draw:line draw:style-name="gr4" draw:text-style-name="P1" draw:layer="layout" svg:x1="11.948cm" svg:y1="18.284cm" svg:x2="11.728cm" svg:y2="18.072cm">
          <text:p/>
        </draw:line>
        <draw:line draw:style-name="gr4" draw:text-style-name="P1" draw:layer="layout" svg:x1="12.428cm" svg:y1="17.285cm" svg:x2="12.523cm" svg:y2="17.171cm">
          <text:p/>
        </draw:line>
        <draw:line draw:style-name="gr4" draw:text-style-name="P1" draw:layer="layout" svg:x1="10.837cm" svg:y1="17.397cm" svg:x2="10.932cm" svg:y2="17.283cm">
          <text:p/>
        </draw:line>
        <draw:frame draw:style-name="gr14" draw:text-style-name="P2" draw:layer="layout" svg:width="0.769cm" svg:height="0.758cm" svg:x="7.784cm" svg:y="16.687cm">
          <draw:text-box>
            <text:p text:style-name="P1"><text:span text:style-name="T2">A</text:span></text:p>
          </draw:text-box>
        </draw:frame>
        <draw:frame draw:style-name="gr14" draw:text-style-name="P2" draw:layer="layout" svg:width="0.769cm" svg:height="0.758cm" svg:x="11.285cm" svg:y="16.687cm">
          <draw:text-box>
            <text:p text:style-name="P1"><text:span text:style-name="T2">A</text:span></text:p>
          </draw:text-box>
        </draw:frame>
        <draw:frame draw:style-name="gr14" draw:text-style-name="P2" draw:layer="layout" svg:width="0.777cm" svg:height="0.758cm" svg:x="7.485cm" svg:y="17.287cm">
          <draw:text-box>
            <text:p text:style-name="P1"><text:span text:style-name="T2">O</text:span></text:p>
          </draw:text-box>
        </draw:frame>
        <draw:frame draw:style-name="gr14" draw:text-style-name="P2" draw:layer="layout" svg:width="0.777cm" svg:height="0.758cm" svg:x="11.086cm" svg:y="17.287cm">
          <draw:text-box>
            <text:p text:style-name="P1"><text:span text:style-name="T2">O</text:span></text:p>
          </draw:text-box>
        </draw:frame>
        <draw:frame draw:style-name="gr14" draw:text-style-name="P2" draw:layer="layout" svg:width="1.891cm" svg:height="0.758cm" svg:x="9.987cm" svg:y="17.687cm">
          <draw:text-box>
            <text:p text:style-name="P1"><text:span text:style-name="T2">Лебедев</text:span></text:p>
          </draw:text-box>
        </draw:frame>
        <draw:frame draw:style-name="gr14" draw:text-style-name="P2" draw:layer="layout" svg:width="2.763cm" svg:height="0.758cm" svg:x="5.586cm" svg:y="17.587cm">
          <draw:text-box>
            <text:p text:style-name="P1"><text:span text:style-name="T2">Ходорковский</text:span></text:p>
          </draw:text-box>
        </draw:frame>
        <draw:frame draw:style-name="gr14" draw:text-style-name="P2" draw:layer="layout" svg:width="0.815cm" svg:height="0.758cm" svg:x="11.587cm" svg:y="17.687cm">
          <draw:text-box>
            <text:p text:style-name="P1"><text:span text:style-name="T2">-а</text:span></text:p>
          </draw:text-box>
        </draw:frame>
        <draw:frame draw:style-name="gr14" draw:text-style-name="P2" draw:layer="layout" svg:width="1.129cm" svg:height="0.758cm" svg:x="8.087cm" svg:y="17.587cm">
          <draw:text-box>
            <text:p text:style-name="P1"><text:span text:style-name="T2">-ог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11:56:06</dc:date>
    <dc:creator>artur </dc:creator>
    <meta:editing-duration>PT26H00M09S</meta:editing-duration>
    <meta:editing-cycles>3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04"/>
  </office:meta>
</office:document-meta>
</file>